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ORRES FLORES, RONI HUBERT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P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ORRES FLORES, RONI HUBER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AMIREZ OLORTEGUI, RAFAEL MARCEL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16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8:32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